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6.907cm"/>
    </style:style>
    <style:style style:name="co5" style:family="table-column">
      <style:table-column-properties fo:break-before="auto" style:column-width="5.313cm"/>
    </style:style>
    <style:style style:name="co6" style:family="table-column">
      <style:table-column-properties fo:break-before="auto" style:column-width="7.271cm"/>
    </style:style>
    <style:style style:name="co7" style:family="table-column">
      <style:table-column-properties fo:break-before="auto" style:column-width="4.025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572cm" fo:break-before="auto" style:use-optimal-row-height="true"/>
    </style:style>
    <style:style style:name="ro7" style:family="table-row">
      <style:table-row-properties style:row-height="1.59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49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0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rebuchet MS1" fo:font-size="9pt" style:font-name-asian="Trebuchet MS1" style:font-size-asian="9pt" style:font-name-complex="Trebuchet MS1" style:font-size-complex="9pt"/>
    </style:style>
    <style:style style:name="ce2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rebuchet MS1" fo:font-size="9pt" style:font-name-asian="Trebuchet MS1" style:font-size-asian="9pt" style:font-name-complex="Trebuchet MS1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1" style:font-name-asian="Trebuchet MS1" style:font-name-complex="Trebuchet MS1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rebuchet MS1" style:font-name-asian="Trebuchet MS1" style:font-name-complex="Trebuchet MS1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98cm" fo:min-width="12.36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40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9"/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2"/>
        <table:table-column table:style-name="co9" table:default-cell-style-name="ce44"/>
        <table:table-column table:style-name="co10" table:number-columns-repeated="247" table:default-cell-style-name="ce44"/>
        <table:table-column table:style-name="co10" table:number-columns-repeated="770" table:default-cell-style-name="Default"/>
        <table:table-row table:style-name="ro2">
          <table:table-cell table:style-name="ce51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51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.868cm" svg:height="1.958cm" svg:x="9.618cm" svg:y="3.226cm" draw:caption-point-x="4.577cm" draw:caption-point-y="0.301c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1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office:value-type="string" calcext:value-type="string" table:number-columns-spanned="2" table:number-rows-spanned="1">
                <text:p>Tarea2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0" office:value-type="string" calcext:value-type="string" table:number-columns-spanned="2" table:number-rows-spanned="1">
                <text:p>Verónica González Pons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0" office:value-type="string" calcext:value-type="string" table:number-columns-spanned="2" table:number-rows-spanned="1">
                <text:p>Verónica González Pons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56"/>
          <table:table-cell table:style-name="ce70" table:number-columns-repeated="6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aspecto visual es el mismo que en el indicado en el diseñ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total se muestra centrado, con dos decimales y con el símbolo del $ al principi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SUBTOTAL se muestra alineado a la izquierda, con dos decimales y con el símbolo del $ al principi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PROPINA se muestra alineada a la izquierda, con dos decimales y con el símbolo del $ al principi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5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Importe Cuenta se muestra alineado a la izquierda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6</text:p>
            </table:table-cell>
            <table:table-cell table:style-name="ce69" office:value-type="string" calcext:value-type="string">
              <text:p>Alineación de etiquetas y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s etiquetas y campos se muestran correctamente alineados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20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10%.</text:p>
              <text:p>Dividir el total entre 2.</text:p>
            </table:table-cell>
            <table:table-cell table:style-name="ce69" office:value-type="string" calcext:value-type="string">
              <text:p>Total = $115.56</text:p>
              <text:p>SUBTOTAL = $105.05</text:p>
              <text:p>PROPINA = $10.51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15%.</text:p>
              <text:p>Dividir el total entre 2.</text:p>
            </table:table-cell>
            <table:table-cell table:style-name="ce69" office:value-type="string" calcext:value-type="string">
              <text:p>Total = $120.81</text:p>
              <text:p>SUBTOTAL = $105.05</text:p>
              <text:p>PROPINA = $15.76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20%.</text:p>
              <text:p>Dividir el total entre 2.</text:p>
            </table:table-cell>
            <table:table-cell table:style-name="ce69" office:value-type="string" calcext:value-type="string">
              <text:p>Total = $126.06</text:p>
              <text:p>SUBTOTAL = $105.05</text:p>
              <text:p>PROPINA = $21.01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Deslizar el slider al máximo (50%).</text:p>
              <text:p>Dividir el total entre 2.</text:p>
            </table:table-cell>
            <table:table-cell table:style-name="ce69" office:value-type="string" calcext:value-type="string">
              <text:p>Total = $157.58</text:p>
              <text:p>SUBTOTAL = $105.05</text:p>
              <text:p>PROPINA = $52.53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Deslizar el slider al máximo (50%).</text:p>
              <text:p>Dividir el total entre 3.</text:p>
            </table:table-cell>
            <table:table-cell table:style-name="ce69" office:value-type="string" calcext:value-type="string">
              <text:p>Total = $105.05</text:p>
              <text:p>SUBTOTAL = $70.03</text:p>
              <text:p>PROPINA = $35.02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0 en Importe Cuenta.</text:p>
              <text:p>Pulsar el botón 20%.</text:p>
              <text:p>Dividir el total entre 2.</text:p>
            </table:table-cell>
            <table:table-cell table:style-name="ce69" office:value-type="string" calcext:value-type="string">
              <text:p>Total = $0.00</text:p>
              <text:p>SUBTOTAL = $0.00</text:p>
              <text:p>PROPINA = $0.00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NADA QUE CONTROLAR</text:p>
            </table:table-cell>
            <table:table-cell table:style-name="ce72" table:number-columns-repeated="3"/>
            <table:table-cell table:style-name="ce41" table:content-validation-name="val1" office:value-type="string" calcext:value-type="string">
              <text:p>N/A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4.2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4.3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4.4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4.5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9">
            <table:table-cell table:style-name="ce16"/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:.$G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36:'Condiciones y Resultados'.F36 'Condiciones y Resultados'.F40:'Condiciones y Resultados'.F45 'Condiciones y Resultados'.F27:'Condiciones y Resultados'.F32 'Condiciones y Resultados'.F18:'Condiciones y Resultados'.F23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157E+308" style:apply-style-name="N157P0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Aux" style:display-name="PageStyle_Au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2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4-02-14T08:48:07.558000000</dc:date>
    <meta:print-date>2005-02-01T17:30:33</meta:print-date>
    <meta:editing-duration>PT1H27M59S</meta:editing-duration>
    <meta:editing-cycles>20</meta:editing-cycles>
    <meta:generator>LibreOffice/7.4.2.3$Windows_X86_64 LibreOffice_project/382eef1f22670f7f4118c8c2dd222ec7ad009daf</meta:generator>
    <meta:document-statistic meta:table-count="2" meta:cell-count="132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/>
    <meta:user-defined meta:name="_AuthorEmailDisplayName" meta:value-type="string"/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